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OMINIO E HOSPEDAGEM</text:p>
      <text:p text:style-name="Normal"/>
      <text:p text:style-name="Normal"/>
      <text:h text:style-name="Título1" text:outline-level="1">DOMINIO</text:h>
      <text:p text:style-name="Normal">Primeiramente, precisamos ter em mente que todo dispositivo que utiliza o protocolo IP possui um<text:s/>número<text:s/>identificador, chamado Endereço IP, importante para localizar e identificar dispositivos dentro de uma comunicação, podendo ser na versão IPv4 ou IPv6 que basicamente são estruturas diferentes de endereço IP.</text:p>
      <text:p text:style-name="Normal">Com o conceito de Endereço IP concreto podemos entender<text:s/>o que<text:s/>é um domínio.<text:s/></text:p>
      <text:p text:style-name="Normal">Para estabelecer a comunicação entre dispositivos e servidores web presentes na internet é necessário que a<text:s/>máquina<text:s/>do cliente localize o servidor, isto é possível por conta dos IPs de cada componente desta comunicação, o problema é que um endereço IP é uma sequência grande de números, difícil de memorizar e que pode se alterar com o tempo. Para isto existem os Domínios, que são nomes que substituem o IP do servidor, permitindo assim que seja acessado com mais facilidade através de um navegador.<text:s/></text:p>
      <text:p text:style-name="Normal">Esta solução é possível graças ao DNS, que recebe o<text:s/>domínio<text:s/>e traduz em um endereço IP para que a comunicação continue.<text:s/></text:p>
      <text:p text:style-name="Normal"/>
      <text:h text:style-name="Título1" text:outline-level="1">HOSPEDAGEM</text:h>
      <text:p text:style-name="Normal">Um site são basicamente arquivos que precisam estar armazenados na internet para que as pessoas possam acessar através do domínio. E para que possam acessar estes arquivos, eles precisam estar em uma máquina que roda 24horas por<text:s/>dia de alta velocidade e capacidade de armazenamento, chamada<text:s/><text:span text:style-name="T2">Servidor</text:span>. Essa seria a hospedagem<text:s/>grosso modo.<text:s/></text:p>
      <text:p text:style-name="Normal"/>
      <text:p text:style-name="Normal">Existem diversos tipos de hospedagem, entre elas:</text:p>
      <text:p text:style-name="Normal">Hospedagem compartilhada: Onde diversos sites são hospedados em um unico servidor.</text:p>
      <text:p text:style-name="Normal">Hospedagem Dedicada: Onde o servidor é exclusivo e hospeda somente um “site”;</text:p>
      <text:p text:style-name="Normal">Hospedagem em Nuvem: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Yu Gothic Light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Yu Gothic Light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Yu Gothic Light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ão Vittor Moreira de Oliveira</meta:initial-creator>
    <dc:creator>JOÃO VITTOR MOREIRA DE OLIVEIRA - 51978365802</dc:creator>
    <meta:creation-date>2025-04-15T22:47:00Z</meta:creation-date>
    <dc:date>2025-04-15T22:47:00Z</dc:date>
    <meta:template xlink:href="Normal.dotm" xlink:type="simple"/>
    <meta:editing-cycles>3</meta:editing-cycles>
    <meta:editing-duration>PT0S</meta:editing-duration>
    <meta:document-statistic meta:page-count="1" meta:paragraph-count="3" meta:word-count="254" meta:character-count="1628" meta:row-count="11" meta:non-whitespace-character-count="1377"/>
  </office:meta>
</office:document-meta>
</file>